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0cdd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officeooo:paragraph-rsid="00065b15"/>
    </style:style>
    <style:style style:name="P14" style:family="paragraph" style:parent-style-name="Standard">
      <style:paragraph-properties fo:text-align="start" style:justify-single-word="false"/>
      <style:text-properties officeooo:paragraph-rsid="000cdd3b"/>
    </style:style>
    <style:style style:name="P15" style:family="paragraph" style:parent-style-name="Standard">
      <style:paragraph-properties fo:text-align="start" style:justify-single-word="false"/>
      <style:text-properties officeooo:paragraph-rsid="0012f29e"/>
    </style:style>
    <style:style style:name="P16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926c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65b15" style:font-size-asian="10pt" style:font-size-complex="10pt"/>
    </style:style>
    <style:style style:name="T10" style:family="text">
      <style:text-properties fo:font-size="10pt" officeooo:rsid="00070444" style:font-size-asian="10pt" style:font-size-complex="10pt"/>
    </style:style>
    <style:style style:name="T11" style:family="text">
      <style:text-properties fo:font-size="10pt" officeooo:rsid="00098100" style:font-size-asian="10pt" style:font-size-complex="10pt"/>
    </style:style>
    <style:style style:name="T12" style:family="text">
      <style:text-properties fo:font-size="10pt" officeooo:rsid="000a96ac" style:font-size-asian="10pt" style:font-size-complex="10pt"/>
    </style:style>
    <style:style style:name="T13" style:family="text">
      <style:text-properties fo:font-size="10pt" officeooo:rsid="0020889b" style:font-size-asian="10pt" style:font-size-complex="10pt"/>
    </style:style>
    <style:style style:name="T14" style:family="text">
      <style:text-properties fo:font-size="10pt" officeooo:rsid="002150f7" style:font-size-asian="10pt" style:font-size-complex="10pt"/>
    </style:style>
    <style:style style:name="T15" style:family="text">
      <style:text-properties fo:font-size="10pt" style:text-underline-style="none" officeooo:rsid="0007d870" style:font-size-asian="8.75pt" style:font-size-complex="10pt"/>
    </style:style>
    <style:style style:name="T16" style:family="text">
      <style:text-properties fo:font-size="10pt" officeooo:rsid="0012f29e" style:font-size-asian="8.75pt" style:font-size-complex="10pt"/>
    </style:style>
    <style:style style:name="T17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19" style:family="text">
      <style:text-properties fo:font-size="16pt" style:text-underline-style="none" officeooo:rsid="00052e59" style:font-size-asian="16pt" style:font-size-complex="16pt"/>
    </style:style>
    <style:style style:name="T20" style:family="text">
      <style:text-properties fo:font-size="12pt" style:text-underline-style="none" officeooo:rsid="00052e59" style:font-size-asian="12pt" style:font-size-complex="12pt"/>
    </style:style>
    <style:style style:name="T21" style:family="text">
      <style:text-properties fo:font-size="12pt" style:text-underline-style="none" officeooo:rsid="002150f7" style:font-size-asian="12pt" style:font-size-complex="12pt"/>
    </style:style>
    <style:style style:name="T22" style:family="text">
      <style:text-properties fo:font-size="12pt" style:text-underline-style="none" officeooo:rsid="000cdd3b" style:font-size-asian="12pt" style:font-size-complex="12pt"/>
    </style:style>
    <style:style style:name="T23" style:family="text">
      <style:text-properties fo:font-size="12pt" style:text-underline-style="none" officeooo:rsid="001751cd" style:font-size-asian="12pt" style:font-size-complex="12pt"/>
    </style:style>
    <style:style style:name="T24" style:family="text">
      <style:text-properties fo:font-size="12pt" style:text-underline-style="none" officeooo:rsid="00203b6a" style:font-size-asian="12pt" style:font-size-complex="12pt"/>
    </style:style>
    <style:style style:name="T25" style:family="text">
      <style:text-properties officeooo:rsid="00098100"/>
    </style:style>
    <style:style style:name="T26" style:family="text">
      <style:text-properties style:text-underline-style="none" officeooo:rsid="000926cb"/>
    </style:style>
    <style:style style:name="T27" style:family="text">
      <style:text-properties officeooo:rsid="00203b6a"/>
    </style:style>
    <style:style style:name="T28" style:family="text">
      <style:text-properties officeooo:rsid="0022a3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le Kelly</text:p>
      <text:p text:style-name="P19"><text:a xlink:type="simple" xlink:href="mailto:dalekellytoo@gmail.com" text:style-name="Internet_20_link" text:visited-style-name="Visited_20_Internet_20_Link">dalekellytoo@gmail.com</text:a></text:p>
      <text:p text:style-name="P11">Looking <text:span text:style-name="T28">for fellowship</text:span> <text:span text:style-name="T28">in an inclusive diverse competitve environment with common goals</text:span>.</text:p>
      <text:p text:style-name="P1"/>
      <text:p text:style-name="P1"/>
      <text:p text:style-name="P4"><text:span text:style-name="T26"><text:tab/></text:span><text:span text:style-name="T7">E</text:span><text:span text:style-name="T6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1">Welding Certificate</text:span></text:p>
      <text:p text:style-name="P16"/>
      <text:p text:style-name="P16"><text:tab/><text:tab/>Community College of Allegheny College</text:p>
      <text:p text:style-name="P2"><text:tab/><text:tab/><text:tab/><text:span text:style-name="T8">General Studies, </text:span><text:span text:style-name="T13">Phi Theta Kappa Honors Society</text:span></text:p>
      <text:p text:style-name="P2"/>
      <text:p text:style-name="P2"><text:tab/><text:tab/><text:span text:style-name="T1">University of Pittsburgh</text:span></text:p>
      <text:p text:style-name="P2"><text:tab/><text:tab/><text:tab/><text:span text:style-name="T8">Bachelor of Science in Chemical Engineering, </text:span><text:span text:style-name="T14">C</text:span><text:span text:style-name="T8">um </text:span><text:span text:style-name="T14">L</text:span><text:span text:style-name="T8">aude</text:span></text:p>
      <text:p text:style-name="P2"><text:span text:style-name="T8"><text:tab/><text:tab/><text:tab/></text:span><text:span text:style-name="T13">Omega Chi Ep</text:span><text:span text:style-name="T14">si</text:span><text:span text:style-name="T13">lon Honors Society</text:span></text:p>
      <text:p text:style-name="P2"/>
      <text:p text:style-name="P2"><text:tab/><text:tab/><text:span text:style-name="T1">University of Metaphysical Sciences</text:span></text:p>
      <text:p text:style-name="P2"><text:span text:style-name="T1"><text:tab/><text:tab/><text:tab/></text:span><text:span text:style-name="T16">Currently pursuing Doctor of Divinity, D.D.</text:span></text:p>
      <text:p text:style-name="P10"><text:tab/><text:tab/><text:tab/>Philosopher of Metaphysics, Ph.D.</text:p>
      <text:p text:style-name="P7"><text:tab/><text:tab/><text:tab/>Practitioner’s Certificate</text:p>
      <text:p text:style-name="P8"><text:tab/><text:tab/><text:tab/>Ministerial Ordination</text:p>
      <text:p text:style-name="P8"><text:tab/><text:tab/><text:tab/>Master of Metaphysical Sciences</text:p>
      <text:p text:style-name="P7"><text:tab/><text:tab/><text:tab/><text:span text:style-name="T25">Bachelor of Metaphysical Sciences</text:span></text:p>
      <text:p text:style-name="P7"/>
      <text:p text:style-name="P7"/>
      <text:p text:style-name="P7"><text:span text:style-name="T19"><text:tab/></text:span><text:span text:style-name="T17">Experience</text:span></text:p>
      <text:p text:style-name="P5"/>
      <text:p text:style-name="P13"><text:span text:style-name="T20"><text:tab/><text:tab/></text:span><text:span text:style-name="T3">Eastman Kodak Company</text:span></text:p>
      <text:p text:style-name="P13"><text:bookmark text:name="u_x_2"/><text:span text:style-name="T3"><text:tab/><text:tab/><text:tab/></text:span><text:span text:style-name="T8">Imag</text:span><text:span text:style-name="T12">e</text:span><text:span text:style-name="T8"> Science Training Program, </text:span><text:span text:style-name="T9">2 years</text:span><text:span text:style-name="T8"><text:line-break/><text:tab/><text:tab/><text:tab/></text:span><text:span text:style-name="T9">Development Engineer: </text:span><text:span text:style-name="T8">Consumer RA4 AgX Paper Testing, </text:span><text:span text:style-name="T9">1 year</text:span><text:span text:style-name="T8"><text:line-break/><text:tab/><text:tab/><text:tab/></text:span><text:span text:style-name="T9">Senior Develop</text:span><text:span text:style-name="T10">ment</text:span><text:span text:style-name="T9"> Engineer: </text:span><text:span text:style-name="T8">Consumer/Professional C41 AgX Film Process, </text:span><text:span text:style-name="T9">3 years</text:span><text:span text:style-name="T8"><text:line-break/><text:tab/><text:tab/><text:tab/></text:span><text:span text:style-name="T9">Senior Development Engineer: </text:span><text:span text:style-name="T8">Professional Hybrid AgX/Digital Systems, </text:span><text:span text:style-name="T9">5 years</text:span></text:p>
      <text:p text:style-name="P9"/>
      <text:p text:style-name="P13"><text:span text:style-name="T9"><text:tab/><text:tab/></text:span><text:span text:style-name="T4">Century 21 Real Estate</text:span></text:p>
      <text:p text:style-name="P13"><text:span text:style-name="T4"><text:tab/><text:tab/><text:tab/></text:span><text:span text:style-name="T15">Sales Agent, 4 years</text:span></text:p>
      <text:p text:style-name="P12"/>
      <text:p text:style-name="P13"><text:span text:style-name="T15"><text:tab/><text:tab/></text:span><text:span text:style-name="T5">Skilled Janitor</text:span></text:p>
      <text:p text:style-name="P17"><text:tab/></text:p>
      <text:p text:style-name="P13"><text:span text:style-name="T5"><text:tab/><text:tab/></text:span><text:span text:style-name="T21">Some Computer Systems and Programming</text:span></text:p>
      <text:p text:style-name="P12"/>
      <text:p text:style-name="P12"/>
      <text:p text:style-name="P15"><text:span text:style-name="T15"><text:tab/></text:span><text:span text:style-name="T18">Affiliations</text:span></text:p>
      <text:p text:style-name="P12"><text:tab/><text:tab/></text:p>
      <text:p text:style-name="P14"><text:span text:style-name="T15"><text:tab/><text:tab/></text:span><text:span text:style-name="T22">American Association of Drugless Practition</text:span><text:span text:style-name="T23">ers </text:span><text:span text:style-name="T24">Certificate# 56603712</text:span></text:p>
      <text:p text:style-name="P6"><text:tab/><text:tab/>American Alternative Medicine Association <text:span text:style-name="T27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2-17T11:59:38.597000000</dc:date>
    <meta:editing-duration>PT1H8M20S</meta:editing-duration>
    <meta:editing-cycles>29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0" meta:word-count="142" meta:character-count="1191" meta:non-whitespace-character-count="1006"/>
  </office:meta>
</office:document-meta>
</file>